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14de" officeooo:paragraph-rsid="001d14de" style:font-weight-asian="bold" style:font-weight-complex="bold"/>
    </style:style>
    <style:style style:name="P2" style:family="paragraph" style:parent-style-name="Standard">
      <style:text-properties officeooo:paragraph-rsid="001d14de"/>
    </style:style>
    <style:style style:name="P3" style:family="paragraph" style:parent-style-name="Standard">
      <style:text-properties officeooo:rsid="001d14de" officeooo:paragraph-rsid="001d14de"/>
    </style:style>
    <style:style style:name="P4" style:family="paragraph" style:parent-style-name="Standard">
      <style:text-properties officeooo:rsid="001e5ede" officeooo:paragraph-rsid="001e5ede"/>
    </style:style>
    <style:style style:name="P5" style:family="paragraph" style:parent-style-name="Standard">
      <style:text-properties officeooo:paragraph-rsid="001e5ed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14de" style:font-weight-asian="normal" style:font-weight-complex="normal"/>
    </style:style>
    <style:style style:name="T3" style:family="text">
      <style:text-properties fo:font-weight="normal" officeooo:rsid="001e5ede" style:font-weight-asian="normal" style:font-weight-complex="normal"/>
    </style:style>
    <style:style style:name="T4" style:family="text">
      <style:text-properties fo:color="#000000" style:font-name="Liberation Serif" fo:font-size="11.5pt" fo:font-style="normal" fo:font-weight="normal" officeooo:rsid="001d14de" style:font-size-asian="11.5pt" style:font-style-asian="normal" style:font-weight-asian="normal" style:font-weight-complex="normal"/>
    </style:style>
    <style:style style:name="T5" style:family="text">
      <style:text-properties fo:color="#000000" style:font-name="Liberation Serif" fo:font-size="11.5pt" fo:font-style="normal" fo:font-weight="normal" officeooo:rsid="001e5ede" style:font-size-asian="11.5pt" style:font-style-asian="normal" style:font-weight-asian="normal" style:font-weight-complex="normal"/>
    </style:style>
    <style:style style:name="T6" style:family="text">
      <style:text-properties fo:color="#000000" style:font-name="Liberation Serif" fo:font-size="11.5pt" fo:font-style="normal" fo:font-weight="normal" style:font-size-asian="11.5pt" style:font-style-asian="normal" style:font-weight-asian="normal" style:font-weight-complex="normal"/>
    </style:style>
    <style:style style:name="T7" style:family="text">
      <style:text-properties officeooo:rsid="001e5e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ntend</text:p>
      <text:p text:style-name="P1"/>
      <text:p text:style-name="P2"><text:span text:style-name="T2">Za pokretanje aplikacije potrebno se pozicionirati u '/lab2-front/my-app' te pokrenuti sljedeće dvije naredbe:</text:span></text:p>
      <text:p text:style-name="P3"><text:span text:style-name="T1">1. npm install</text:span></text:p>
      <text:p text:style-name="P3"><text:span text:style-name="T1">2. npm start</text:span></text:p>
      <text:p text:style-name="P1"/>
      <text:p text:style-name="P1">MongoDB</text:p>
      <text:p text:style-name="P1"/>
      <text:p text:style-name="P5"><text:span text:style-name="T2">Prije pokretanja pozadinskog servera potrebno je imati in</text:span><text:span text:style-name="T3">s</text:span><text:span text:style-name="T2">taliran </text:span><text:span text:style-name="T3">Mongo DB</text:span><text:span text:style-name="T2"> koji sluša na defaultnoj adresi '</text:span><text:span text:style-name="T4">mongodb://localhost:27017. Podaci se trebaju nalaziti u bazi pod imenom „Otvoreno” u kolekciji „lab2”. Ukoliko se baza ne može napuniti podacima iz 'dumpaBaze/</text:span><text:span text:style-name="T5">lab2.bson'</text:span><text:span text:style-name="T4"> potrebno je u mongo terminalu </text:span><text:span text:style-name="T5">pozicionirati se u bazu „Otvoreno” te izvesti naredbu koja se nalazi u datoteci „dumpBaze/naredbaZaPunjenje.txt”.</text:span></text:p>
      <text:p text:style-name="P5"><text:span text:style-name="T5"><text:s/></text:span></text:p>
      <text:p text:style-name="P1">Backend</text:p>
      <text:p text:style-name="P1"><text:span text:style-name="T1"/></text:p>
      <text:p text:style-name="P2"><text:span text:style-name="T2">Za pokretanje aplikacije potrebno se pozicionirati u '/lab2-back/web' te pokrenuti sljedeće dvije naredbe:</text:span></text:p>
      <text:p text:style-name="P2"><text:span text:style-name="T2">1. go build</text:span></text:p>
      <text:p text:style-name="P1"><text:span text:style-name="T1">2. ./web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8:37:47.073458959</meta:creation-date>
    <dc:date>2020-11-09T18:53:54.677425411</dc:date>
    <meta:editing-duration>PT5M1S</meta:editing-duration>
    <meta:editing-cycles>1</meta:editing-cycles>
    <meta:document-statistic meta:table-count="0" meta:image-count="0" meta:object-count="0" meta:page-count="1" meta:paragraph-count="11" meta:word-count="96" meta:character-count="705" meta:non-whitespace-character-count="618"/>
    <meta:generator>LibreOffice/6.4.6.2$Linux_X86_64 LibreOffice_project/40$Build-2</meta:generator>
  </office:meta>
</office:document-meta>
</file>